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variable, beginning, end</text:p>
      <text:p text:style-name="Preformatted_20_Text">minute, 0,59</text:p>
      <text:p text:style-name="Preformatted_20_Text">hourOftheDay, 60, 83</text:p>
      <text:p text:style-name="Preformatted_20_Text">dayOftheWeek, 84,90</text:p>
      <text:p text:style-name="Preformatted_20_Text">hourOfWeek, 91, 258</text:p>
      <text:p text:style-name="Preformatted_20_Text">Country, 259, 267</text:p>
      <text:p text:style-name="Preformatted_20_Text">Region, 268, 587</text:p>
      <text:p text:style-name="Preformatted_20_Text">Margin, 588,602</text:p>
      <text:p text:style-name="Preformatted_20_Text">Tmax, 603, 688</text:p>
      <text:p text:style-name="Preformatted_20_Text">bkc, 689, 1120</text:p>
      <text:p text:style-name="Preformatted_20_Text">SiteTypeId, 1121, 1124</text:p>
      <text:p text:style-name="Preformatted_20_Text">SiteCat, 1125, 1151</text:p>
      <text:p text:style-name="Preformatted_20_Text">SitePcat, 1152, 1178</text:p>
      <text:p text:style-name="Preformatted_20_Text">Domain, 1179, 2403</text:p>
      <text:p text:style-name="Preformatted_20_Text">browser, 2404, 2412</text:p>
      <text:p text:style-name="Preformatted_20_Text">bidderID, 2413, 2447</text:p>
      <text:p text:style-name="Preformatted_20_Text">VerticalID, 2448, 2463</text:p>
      <text:p text:style-name="Preformatted_20_Text">BidFloor, 2464, 2472</text:p>
      <text:p text:style-name="Preformatted_20_Text">format, 2473, 2493</text:p>
      <text:p text:style-name="Preformatted_20_Text">Product, 2494, 2499</text:p>
      <text:p text:style-name="Preformatted_20_Text">Banner, 2500, 2529</text:p>
      <text:p text:style-name="Preformatted_20_Text">Response, 2530, 25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1T19:13:49</dc:date>
    <dc:creator>Rodrigo Mendoza</dc:creator>
    <meta:document-statistic meta:table-count="0" meta:image-count="0" meta:object-count="0" meta:page-count="1" meta:paragraph-count="22" meta:word-count="63" meta:character-count="405" meta:non-whitespace-character-count="364"/>
    <meta:generator>LibreOffice/3.5$Linux_X86_64 LibreOffice_project/350m1$Build-2</meta:generator>
  </office:meta>
</office:document-meta>
</file>